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9" style:family="table-cell" style:parent-style-name="Default">
      <style:table-cell-properties fo:background-color="#96d9b7"/>
    </style:style>
    <style:style style:name="ce52" style:family="table-cell" style:parent-style-name="Default" style:data-style-name="N100">
      <style:text-properties fo:font-size="8pt" style:font-size-asian="8pt" style:font-size-complex="8pt"/>
    </style:style>
    <style:style style:name="ce53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transparent"/>
    </style:style>
    <style:style style:name="ce61" style:family="table-cell" style:parent-style-name="Default" style:data-style-name="N100">
      <style:text-properties style:text-line-through-style="none" style:text-line-through-type="none"/>
    </style:style>
    <style:style style:name="ce62" style:family="table-cell" style:parent-style-name="Default" style:data-style-name="N100">
      <style:text-properties fo:color="#15156c"/>
    </style:style>
    <style:style style:name="ce6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35"/>
        <table:table-column table:style-name="co6" table:default-cell-style-name="Default"/>
        <table:table-column table:style-name="co20" table:number-columns-repeated="981" table:default-cell-style-name="Default"/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38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8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8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 table:number-columns-repeated="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number-columns-repeated="7"/>
          <table:table-cell table:style-name="ce37" office:value-type="string" calcext:value-type="string">
            <text:p>+0.0005876 +156.12$</text:p>
          </table:table-cell>
          <table:table-cell table:style-name="ce49"/>
          <table:table-cell table:number-columns-repeated="98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13</text:p>
          </table:table-cell>
          <table:table-cell office:value-type="string" calcext:value-type="string">
            <text:p>19 57</text:p>
          </table:table-cell>
          <table:table-cell table:number-columns-repeated="6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4"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 table:number-columns-repeated="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/>
          <table:table-cell office:value-type="string" calcext:value-type="string">
            <text:p>109.8</text:p>
          </table:table-cell>
          <table:table-cell table:number-columns-repeated="5"/>
          <table:table-cell office:value-type="string" calcext:value-type="string">
            <text:p>0.00742460 540.86$</text:p>
          </table:table-cell>
          <table:table-cell table:number-columns-repeated="3"/>
          <table:table-cell office:value-type="string" calcext:value-type="string">
            <text:p>187.2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7"/>
          <table:table-cell office:value-type="string" calcext:value-type="string">
            <text:p>180</text:p>
          </table:table-cell>
          <table:table-cell table:number-columns-repeated="4"/>
          <table:table-cell office:value-type="string" calcext:value-type="string">
            <text:p>-2007.11</text:p>
          </table:table-cell>
          <table:table-cell table:number-columns-repeated="6"/>
          <table:table-cell office:value-type="string" calcext:value-type="string">
            <text:p>46.74$</text:p>
          </table:table-cell>
          <table:table-cell/>
          <table:table-cell office:value-type="string" calcext:value-type="string">
            <text:p>0.44317456 42.77$</text:p>
          </table:table-cell>
          <table:table-cell table:number-columns-repeated="4"/>
          <table:table-cell table:style-name="ce34" office:value-type="string" calcext:value-type="string">
            <text:p>in/out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 table:number-columns-repeated="2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27876 531.78$</text:p>
          </table:table-cell>
          <table:table-cell/>
          <table:table-cell office:value-type="string" calcext:value-type="string">
            <text:p>27.28$</text:p>
          </table:table-cell>
          <table:table-cell office:value-type="string" calcext:value-type="string">
            <text:p>0.75164856 72.59$</text:p>
          </table:table-cell>
          <table:table-cell/>
          <table:table-cell office:value-type="string" calcext:value-type="string">
            <text:p>0.92$</text:p>
          </table:table-cell>
          <table:table-cell office:value-type="string" calcext:value-type="string">
            <text:p>819.86$</text:p>
          </table:table-cell>
          <table:table-cell/>
          <table:table-cell office:value-type="string" calcext:value-type="string">
            <text:p>3809/999 81%/19%</text:p>
          </table:table-cell>
          <table:table-cell office:value-type="string" calcext:value-type="string">
            <text:p>https://wpcalc.com/raznica-v-procentax/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3.14</text:p>
          </table:table-cell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6410.46</text:p>
          </table:table-cell>
          <table:table-cell table:number-columns-repeated="4"/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 table:number-columns-repeated="2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/>
          <table:table-cell office:value-type="string" calcext:value-type="string">
            <text:p>84.41</text:p>
          </table:table-cell>
          <table:table-cell table:number-columns-repeated="6"/>
          <table:table-cell table:style-name="ce35" office:value-type="string" calcext:value-type="string">
            <text:p>0.00063872</text:p>
          </table:table-cell>
          <table:table-cell table:number-columns-repeated="989"/>
        </table:table-row>
        <table:table-row table:style-name="ro1">
          <table:table-cell table:style-name="ce35" office:value-type="string" calcext:value-type="string">
            <text:p>2024.03.15</text:p>
          </table:table-cell>
          <table:table-cell office:value-type="string" calcext:value-type="string">
            <text:p>7 02</text:p>
          </table:table-cell>
          <table:table-cell table:number-columns-repeated="8"/>
          <table:table-cell office:value-type="string" calcext:value-type="string">
            <text:p>2745.56</text:p>
          </table:table-cell>
          <table:table-cell table:number-columns-repeated="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 table:number-columns-repeated="2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730870 497.38$</text:p>
          </table:table-cell>
          <table:table-cell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office:value-type="string" calcext:value-type="string">
            <text:p>66.66$</text:p>
          </table:table-cell>
          <table:table-cell office:value-type="string" calcext:value-type="string">
            <text:p>172.76$</text:p>
          </table:table-cell>
          <table:table-cell office:value-type="string" calcext:value-type="string">
            <text:p>0.84$</text:p>
          </table:table-cell>
          <table:table-cell office:value-type="string" calcext:value-type="string">
            <text:p>806.62$</text:p>
          </table:table-cell>
          <table:table-cell/>
          <table:table-cell office:value-type="string" calcext:value-type="string">
            <text:p>3820/986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14</text:p>
          </table:table-cell>
          <table:table-cell table:number-columns-repeated="8"/>
          <table:table-cell office:value-type="string" calcext:value-type="string">
            <text:p>2714.57</text:p>
          </table:table-cell>
          <table:table-cell table:number-columns-repeated="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 table:number-columns-repeated="2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/>
          <table:table-cell office:value-type="string" calcext:value-type="string">
            <text:p>-2191.52</text:p>
          </table:table-cell>
          <table:table-cell/>
          <table:table-cell office:value-type="string" calcext:value-type="string">
            <text:p>30.99</text:p>
          </table:table-cell>
          <table:table-cell table:number-columns-repeated="3"/>
          <table:table-cell office:value-type="string" calcext:value-type="string">
            <text:p>0.00732189 500.5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16</text:p>
          </table:table-cell>
          <table:table-cell table:number-columns-repeated="25"/>
          <table:table-cell office:value-type="string" calcext:value-type="string">
            <text:p>-417.99</text:p>
          </table:table-cell>
          <table:table-cell table:number-columns-repeated="994"/>
        </table:table-row>
        <table:table-row table:style-name="ro1" table:number-rows-repeated="10484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20" table:number-columns-repeated="1020" table:default-cell-style-name="ce35"/>
        <table:table-row table:style-name="ro2">
          <table:table-cell table:style-name="ce5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2022.12.28</text:p>
          </table:table-cell>
          <table:table-cell table:style-name="ce53" office:value-type="string" calcext:value-type="string">
            <text:p>InvestFuture Generation IF. Аня и Макс: в поисках профессии мечты</text:p>
          </table:table-cell>
          <table:table-cell table:style-name="ce53" office:value-type="string" calcext:value-type="string">
            <text:p>2022.12.29</text:p>
          </table:table-cell>
          <table:table-cell table:style-name="ce53" office:value-type="string" calcext:value-type="string">
            <text:p>393-393</text:p>
          </table:table-cell>
          <table:table-cell table:style-name="ce53" office:value-type="string" calcext:value-type="string">
            <text:p>0</text:p>
          </table:table-cell>
          <table:table-cell table:style-name="ce5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4" table:default-cell-style-name="ce35"/>
        <table:table-column table:style-name="co37" table:default-cell-style-name="ce35"/>
        <table:table-column table:style-name="co38" table:default-cell-style-name="ce35"/>
        <table:table-column table:style-name="co14" table:default-cell-style-name="ce35"/>
        <table:table-column table:style-name="co39" table:default-cell-style-name="ce35"/>
        <table:table-column table:style-name="co3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8" table:default-cell-style-name="ce35"/>
        <table:table-column table:style-name="co13" table:default-cell-style-name="ce35"/>
        <table:table-column table:style-name="co14" table:default-cell-style-name="ce35"/>
        <table:table-column table:style-name="co40" table:default-cell-style-name="ce35"/>
        <table:table-column table:style-name="co41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7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7" table:number-columns-repeated="984"/>
          <table:table-cell table:number-columns-repeated="15361"/>
        </table:table-row>
        <table:table-row table:style-name="ro1">
          <table:table-cell table:style-name="ce57"/>
          <table:table-cell table:style-name="ce63"/>
          <table:table-cell table:style-name="ce57" table:number-columns-repeated="37"/>
          <table:table-cell table:style-name="ce34"/>
          <table:table-cell table:style-name="ce57" table:number-columns-repeated="145"/>
          <table:table-cell table:style-name="ce34" table:number-columns-repeated="832"/>
          <table:table-cell table:number-columns-repeated="1536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Озон р /киви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,BTC xeggex</text:p>
          </table:table-cell>
          <table:table-cell table:style-name="ce34" office:value-type="string" calcext:value-type="string">
            <text:p>DUCO/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1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7" table:number-columns-repeated="2"/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4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Озон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5"/>
        <table:table-column table:style-name="co39" table:default-cell-style-name="ce35"/>
        <table:table-column table:style-name="co2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7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9" table:default-cell-style-name="ce35"/>
        <table:table-column table:style-name="co5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63" table:default-cell-style-name="ce35"/>
        <table:table-column table:style-name="co57" table:default-cell-style-name="ce35"/>
        <table:table-column table:style-name="co61" table:default-cell-style-name="ce35"/>
        <table:table-column table:style-name="co64" table:default-cell-style-name="ce35"/>
        <table:table-column table:style-name="co57" table:default-cell-style-name="ce35"/>
        <table:table-column table:style-name="co6" table:default-cell-style-name="ce35"/>
        <table:table-column table:style-name="co65" table:default-cell-style-name="ce35"/>
        <table:table-column table:style-name="co66" table:default-cell-style-name="ce35"/>
        <table:table-column table:style-name="co51" table:default-cell-style-name="ce35"/>
        <table:table-column table:style-name="co57" table:default-cell-style-name="ce35"/>
        <table:table-column table:style-name="co67" table:default-cell-style-name="ce35"/>
        <table:table-column table:style-name="co68" table:default-cell-style-name="ce35"/>
        <table:table-column table:style-name="co30" table:default-cell-style-name="ce35"/>
        <table:table-column table:style-name="co69" table:default-cell-style-name="ce35"/>
        <table:table-column table:style-name="co70" table:default-cell-style-name="ce35"/>
        <table:table-column table:style-name="co71" table:default-cell-style-name="ce35"/>
        <table:table-column table:style-name="co70" table:default-cell-style-name="ce35"/>
        <table:table-column table:style-name="co72" table:default-cell-style-name="ce35"/>
        <table:table-column table:style-name="co68" table:default-cell-style-name="ce35"/>
        <table:table-column table:style-name="co73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7"/>
          <table:table-cell table:style-name="ce63"/>
          <table:table-cell table:style-name="ce57" table:number-columns-repeated="1020"/>
          <table:table-cell table:number-columns-repeated="1536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table:style-name="ce34"/>
          <table:table-cell table:style-name="ce36"/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table:number-columns-repeated="16"/>
          <table:table-cell table:style-name="ce39" table:number-columns-repeated="2"/>
          <table:table-cell table:style-name="ce34"/>
          <table:table-cell table:style-name="ce44" table:number-columns-repeated="4"/>
          <table:table-cell table:style-name="ce34" table:number-columns-repeated="2"/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5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4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5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5"/>
          <table:table-cell table:style-name="ce65" office:value-type="string" calcext:value-type="string">
            <text:p> 18663.51</text:p>
          </table:table-cell>
          <table:table-cell table:style-name="ce65" office:value-type="string" calcext:value-type="string">
            <text:p> 3594 </text:p>
          </table:table-cell>
          <table:table-cell table:style-name="ce65" office:value-type="string" calcext:value-type="string">
            <text:p> 4497.06 </text:p>
          </table:table-cell>
          <table:table-cell table:style-name="ce65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77" table:default-cell-style-name="ce35"/>
        <table:table-column table:style-name="co56" table:default-cell-style-name="ce35"/>
        <table:table-column table:style-name="co78" table:default-cell-style-name="ce35"/>
        <table:table-column table:style-name="co51" table:default-cell-style-name="ce35"/>
        <table:table-column table:style-name="co53" table:default-cell-style-name="ce35"/>
        <table:table-column table:style-name="co78" table:default-cell-style-name="ce35"/>
        <table:table-column table:style-name="co58" table:default-cell-style-name="ce35"/>
        <table:table-column table:style-name="co50" table:default-cell-style-name="ce35"/>
        <table:table-column table:style-name="co77" table:default-cell-style-name="ce35"/>
        <table:table-column table:style-name="co57" table:default-cell-style-name="ce35"/>
        <table:table-column table:style-name="co63" table:default-cell-style-name="ce35"/>
        <table:table-column table:style-name="co78" table:default-cell-style-name="ce35"/>
        <table:table-column table:style-name="co57" table:default-cell-style-name="ce35"/>
        <table:table-column table:style-name="co60" table:default-cell-style-name="ce35"/>
        <table:table-column table:style-name="co79" table:default-cell-style-name="ce35"/>
        <table:table-column table:style-name="co58" table:default-cell-style-name="ce35"/>
        <table:table-column table:style-name="co75" table:default-cell-style-name="ce35"/>
        <table:table-column table:style-name="co80" table:default-cell-style-name="ce35"/>
        <table:table-column table:style-name="co81" table:default-cell-style-name="ce35"/>
        <table:table-column table:style-name="co39" table:default-cell-style-name="ce35"/>
        <table:table-column table:style-name="co57" table:default-cell-style-name="ce35"/>
        <table:table-column table:style-name="co39" table:default-cell-style-name="ce35"/>
        <table:table-column table:style-name="co57" table:default-cell-style-name="ce35"/>
        <table:table-column table:style-name="co51" table:default-cell-style-name="ce35"/>
        <table:table-column table:style-name="co82" table:default-cell-style-name="ce35"/>
        <table:table-column table:style-name="co51" table:default-cell-style-name="ce35"/>
        <table:table-column table:style-name="co83" table:default-cell-style-name="ce35"/>
        <table:table-column table:style-name="co84" table:default-cell-style-name="ce35"/>
        <table:table-column table:style-name="co57" table:default-cell-style-name="ce35"/>
        <table:table-column table:style-name="co69" table:default-cell-style-name="ce35"/>
        <table:table-column table:style-name="co85" table:default-cell-style-name="ce35"/>
        <table:table-column table:style-name="co67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70" table:default-cell-style-name="ce35"/>
        <table:table-column table:style-name="co89" table:default-cell-style-name="ce35"/>
        <table:table-column table:style-name="co90" table:default-cell-style-name="ce35"/>
        <table:table-column table:style-name="co89" table:default-cell-style-name="ce35"/>
        <table:table-column table:style-name="co91" table:default-cell-style-name="ce35"/>
        <table:table-column table:style-name="co67" table:default-cell-style-name="ce35"/>
        <table:table-column table:style-name="co92" table:default-cell-style-name="ce35"/>
        <table:table-column table:style-name="co57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, RXD</text:p>
          </table:table-cell>
          <table:table-cell table:style-name="ce3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7"/>
          <table:table-cell table:number-columns-repeated="99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/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/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7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7"/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/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Годовой отчёт за 1 год с ноября до ноября</text:p>
          </table:table-cell>
          <table:table-cell table:style-name="ce6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7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71" office:value-type="string" calcext:value-type="string">
            <text:p>-808 </text:p>
          </table:table-cell>
          <table:table-cell table:style-name="ce71" office:value-type="string" calcext:value-type="string">
            <text:p>-1418.92</text:p>
          </table:table-cell>
          <table:table-cell table:style-name="ce7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ce6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100" table:default-cell-style-name="ce35"/>
        <table:table-column table:style-name="co94" table:default-cell-style-name="ce35"/>
        <table:table-column table:style-name="co101" table:default-cell-style-name="ce35"/>
        <table:table-column table:style-name="co102" table:number-columns-repeated="2" table:default-cell-style-name="ce35"/>
        <table:table-column table:style-name="co51" table:default-cell-style-name="ce35"/>
        <table:table-column table:style-name="co94" table:default-cell-style-name="ce35"/>
        <table:table-column table:style-name="co102" table:default-cell-style-name="ce35"/>
        <table:table-column table:style-name="co50" table:default-cell-style-name="ce35"/>
        <table:table-column table:style-name="co103" table:default-cell-style-name="ce35"/>
        <table:table-column table:style-name="co104" table:default-cell-style-name="ce35"/>
        <table:table-column table:style-name="co97" table:default-cell-style-name="ce35"/>
        <table:table-column table:style-name="co95" table:default-cell-style-name="ce35"/>
        <table:table-column table:style-name="co103" table:default-cell-style-name="ce35"/>
        <table:table-column table:style-name="co105" table:default-cell-style-name="ce35"/>
        <table:table-column table:style-name="co106" table:default-cell-style-name="ce35"/>
        <table:table-column table:style-name="co103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03" table:default-cell-style-name="ce35"/>
        <table:table-column table:style-name="co111" table:default-cell-style-name="ce35"/>
        <table:table-column table:style-name="co112" table:number-columns-repeated="2" table:default-cell-style-name="ce35"/>
        <table:table-column table:style-name="co113" table:default-cell-style-name="ce35"/>
        <table:table-column table:style-name="co114" table:default-cell-style-name="ce35"/>
        <table:table-column table:style-name="co96" table:default-cell-style-name="ce35"/>
        <table:table-column table:style-name="co115" table:default-cell-style-name="ce35"/>
        <table:table-column table:style-name="co116" table:default-cell-style-name="ce35"/>
        <table:table-column table:style-name="co117" table:default-cell-style-name="ce35"/>
        <table:table-column table:style-name="co103" table:number-columns-repeated="2" table:default-cell-style-name="ce35"/>
        <table:table-column table:style-name="co117" table:default-cell-style-name="ce35"/>
        <table:table-column table:style-name="co105" table:default-cell-style-name="ce35"/>
        <table:table-column table:style-name="co98" table:default-cell-style-name="ce35"/>
        <table:table-column table:style-name="co107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.00.0000</text:date>, <text:time style:data-style-name="N2" text:time-value="07:45:11.8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6T07:46:37.757000000</dc:date>
    <meta:editing-duration>P12DT1H48M51S</meta:editing-duration>
    <meta:editing-cycles>5295</meta:editing-cycles>
    <meta:document-statistic meta:table-count="7" meta:cell-count="14486" meta:object-count="0"/>
    <meta:user-defined meta:name="qrichtext">1</meta:user-defined>
  </office:meta>
</office:document-meta>
</file>